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5.833cm" style:rel-column-width="21845*"/>
    </style:style>
    <style:style style:name="Таблица1.1" style:family="table-row">
      <style:table-row-properties style:min-row-height="0.854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3" style:family="table-row">
      <style:table-row-properties style:min-row-height="1.3cm"/>
    </style:style>
    <style:style style:name="Таблица1.4" style:family="table-row">
      <style:table-row-properties style:min-row-height="0.464cm"/>
    </style:style>
    <style:style style:name="Таблица1.7" style:family="table-row">
      <style:table-row-properties style:min-row-height="0.397cm"/>
    </style:style>
    <style:style style:name="Таблица1.8" style:family="table-row">
      <style:table-row-properties style:min-row-height="1.452cm"/>
    </style:style>
    <style:style style:name="Таблица1.9" style:family="table-row">
      <style:table-row-properties style:min-row-height="1.395cm"/>
    </style:style>
    <style:style style:name="Таблица1.10" style:family="table-row">
      <style:table-row-properties style:min-row-height="1.515cm"/>
    </style:style>
    <style:style style:name="Таблица1.11" style:family="table-row">
      <style:table-row-properties style:min-row-height="2.693cm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Заголовок_20_2_20_титул">
      <style:text-properties officeooo:rsid="005b5a21" officeooo:paragraph-rsid="005b5a21"/>
    </style:style>
    <style:style style:name="P15" style:family="paragraph" style:parent-style-name="Text_20_body">
      <style:paragraph-properties fo:margin-top="0.199cm" fo:margin-bottom="0.25cm" style:contextual-spacing="true"/>
      <style:text-properties officeooo:paragraph-rsid="006613e4"/>
    </style:style>
    <style:style style:name="P16" style:family="paragraph" style:parent-style-name="Мой_20_код">
      <style:text-properties officeooo:paragraph-rsid="006613e4"/>
    </style:style>
    <style:style style:name="P17" style:family="paragraph" style:parent-style-name="Table_20_Contents">
      <style:paragraph-properties fo:text-align="justify" style:justify-single-word="false"/>
      <style:text-properties fo:language="ru" fo:country="RU" officeooo:rsid="0097f806" officeooo:paragraph-rsid="0097f806" style:font-size-asian="10.5pt"/>
    </style:style>
    <style:style style:name="P18" style:family="paragraph" style:parent-style-name="Table_20_Contents">
      <style:paragraph-properties fo:text-align="justify" style:justify-single-word="false"/>
      <style:text-properties fo:language="ru" fo:country="RU" officeooo:rsid="009aeb8e" officeooo:paragraph-rsid="009aeb8e" style:font-size-asian="10.5pt"/>
    </style:style>
    <style:style style:name="P19" style:family="paragraph" style:parent-style-name="Table_20_Contents">
      <style:paragraph-properties fo:text-align="justify" style:justify-single-word="false"/>
      <style:text-properties fo:language="ru" fo:country="RU" officeooo:rsid="00b15899" officeooo:paragraph-rsid="00b15899" style:font-size-asian="10.5pt"/>
    </style:style>
    <style:style style:name="P20" style:family="paragraph" style:parent-style-name="Frame_20_contents">
      <style:paragraph-properties fo:text-align="justify" style:justify-single-word="false"/>
    </style:style>
    <style:style style:name="P21" style:family="paragraph" style:parent-style-name="Frame_20_contents">
      <style:text-properties officeooo:rsid="007fee3c" officeooo:paragraph-rsid="007fee3c"/>
    </style:style>
    <style:style style:name="P22" style:family="paragraph" style:parent-style-name="Frame_20_contents">
      <style:text-properties officeooo:rsid="008d222e" officeooo:paragraph-rsid="008d222e"/>
    </style:style>
    <style:style style:name="P23" style:family="paragraph" style:parent-style-name="Standard">
      <style:text-properties officeooo:rsid="0085d0ef" officeooo:paragraph-rsid="0085d0ef"/>
    </style:style>
    <style:style style:name="P24" style:family="paragraph" style:parent-style-name="Table_20_Contents">
      <style:paragraph-properties fo:text-align="justify" style:justify-single-word="false"/>
      <style:text-properties style:font-size-asian="10.5pt"/>
    </style:style>
    <style:style style:name="P25" style:family="paragraph" style:parent-style-name="Table_20_Contents">
      <style:paragraph-properties fo:text-align="justify" style:justify-single-word="false"/>
      <style:text-properties officeooo:rsid="0097f806" officeooo:paragraph-rsid="0097f806" style:font-size-asian="10.5pt"/>
    </style:style>
    <style:style style:name="P26" style:family="paragraph" style:parent-style-name="Table_20_Contents">
      <style:paragraph-properties fo:text-align="justify" style:justify-single-word="false"/>
      <style:text-properties officeooo:rsid="009aeb8e" officeooo:paragraph-rsid="009aeb8e" style:font-size-asian="10.5pt"/>
    </style:style>
    <style:style style:name="P27" style:family="paragraph" style:parent-style-name="Table_20_Contents">
      <style:paragraph-properties fo:text-align="justify" style:justify-single-word="false"/>
      <style:text-properties officeooo:rsid="009d5ad4" officeooo:paragraph-rsid="009d5ad4" style:font-size-asian="10.5pt"/>
    </style:style>
    <style:style style:name="P28" style:family="paragraph" style:parent-style-name="Table_20_Contents">
      <style:paragraph-properties fo:text-align="justify" style:justify-single-word="false"/>
      <style:text-properties officeooo:rsid="00a4a669" officeooo:paragraph-rsid="00a4a669" style:font-size-asian="10.5pt"/>
    </style:style>
    <style:style style:name="P29" style:family="paragraph" style:parent-style-name="Table_20_Contents">
      <style:paragraph-properties fo:text-align="justify" style:justify-single-word="false"/>
      <style:text-properties officeooo:rsid="00a5fa84" officeooo:paragraph-rsid="00a5fa84" style:font-size-asian="10.5pt"/>
    </style:style>
    <style:style style:name="P30" style:family="paragraph" style:parent-style-name="Table_20_Contents">
      <style:paragraph-properties fo:text-align="justify" style:justify-single-word="false"/>
      <style:text-properties officeooo:rsid="00a6ca98" officeooo:paragraph-rsid="00a6ca98" style:font-size-asian="10.5pt"/>
    </style:style>
    <style:style style:name="P31" style:family="paragraph" style:parent-style-name="Table_20_Contents">
      <style:paragraph-properties fo:text-align="justify" style:justify-single-word="false"/>
      <style:text-properties officeooo:rsid="00b2ab3f" officeooo:paragraph-rsid="00b2ab3f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officeooo:rsid="00b3792d" officeooo:paragraph-rsid="00b3792d" style:font-size-asian="10.5pt"/>
    </style:style>
    <style:style style:name="P33" style:family="paragraph" style:parent-style-name="Table_20_Contents">
      <style:paragraph-properties fo:text-align="justify" style:justify-single-word="false"/>
      <style:text-properties officeooo:rsid="00b41bb6" officeooo:paragraph-rsid="00b41bb6" style:font-size-asian="10.5pt"/>
    </style:style>
    <style:style style:name="P34" style:family="paragraph" style:parent-style-name="Table_20_Contents">
      <style:paragraph-properties fo:text-align="justify" style:justify-single-word="false"/>
      <style:text-properties officeooo:rsid="00b500bd" officeooo:paragraph-rsid="00b500bd" style:font-size-asian="10.5pt"/>
    </style:style>
    <style:style style:name="P35" style:family="paragraph" style:parent-style-name="Table_20_Contents">
      <style:paragraph-properties fo:text-align="justify" style:justify-single-word="false"/>
      <style:text-properties fo:language="en" fo:country="US" officeooo:rsid="009906ca" officeooo:paragraph-rsid="009906ca" style:font-size-asian="10.5pt"/>
    </style:style>
    <style:style style:name="P36" style:family="paragraph" style:parent-style-name="Table_20_Contents">
      <style:paragraph-properties fo:text-align="justify" style:justify-single-word="false"/>
      <style:text-properties fo:language="en" fo:country="US" officeooo:rsid="00a26b23" officeooo:paragraph-rsid="00a26b23" style:font-size-asian="10.5pt"/>
    </style:style>
    <style:style style:name="P37" style:family="paragraph" style:parent-style-name="Table_20_Contents">
      <style:paragraph-properties fo:text-align="justify" style:justify-single-word="false"/>
      <style:text-properties fo:language="en" fo:country="US" officeooo:rsid="00a4490c" officeooo:paragraph-rsid="00a4490c" style:font-size-asian="10.5pt"/>
    </style:style>
    <style:style style:name="P38" style:family="paragraph" style:parent-style-name="Text_20_body">
      <style:text-properties officeooo:paragraph-rsid="006c7f54"/>
    </style:style>
    <style:style style:name="P3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8fd0d7" officeooo:paragraph-rsid="008fd0d7"/>
    </style:style>
    <style:style style:name="P40" style:family="paragraph" style:parent-style-name="Text_20_body">
      <style:text-properties officeooo:paragraph-rsid="0090c9a1"/>
    </style:style>
    <style:style style:name="P41" style:family="paragraph" style:parent-style-name="Text_20_body">
      <style:text-properties officeooo:rsid="00ba26e5" officeooo:paragraph-rsid="00ba26e5"/>
    </style:style>
    <style:style style:name="P42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647d02"/>
    </style:style>
    <style:style style:name="P43" style:family="paragraph" style:parent-style-name="Heading_20_1">
      <style:text-properties officeooo:rsid="00647d02" officeooo:paragraph-rsid="00647d02"/>
    </style:style>
    <style:style style:name="P44" style:family="paragraph" style:parent-style-name="Heading_20_2">
      <style:paragraph-properties fo:break-before="page"/>
      <style:text-properties officeooo:rsid="006613e4" officeooo:paragraph-rsid="006613e4"/>
    </style:style>
    <style:style style:name="P45" style:family="paragraph" style:parent-style-name="Heading_20_2">
      <style:text-properties officeooo:rsid="006613e4" officeooo:paragraph-rsid="006613e4"/>
    </style:style>
    <style:style style:name="P46" style:family="paragraph" style:parent-style-name="Heading_20_2">
      <style:text-properties officeooo:paragraph-rsid="0069a4f0"/>
    </style:style>
    <style:style style:name="P47" style:family="paragraph" style:parent-style-name="Heading_20_2">
      <style:text-properties officeooo:rsid="0090c9a1" officeooo:paragraph-rsid="0090c9a1"/>
    </style:style>
    <style:style style:name="P48" style:family="paragraph" style:parent-style-name="Heading_20_2">
      <style:text-properties officeooo:rsid="006c7f54" officeooo:paragraph-rsid="006c7f54"/>
    </style:style>
    <style:style style:name="P49" style:family="paragraph" style:parent-style-name="Heading_20_2">
      <style:text-properties officeooo:rsid="00b92b87" officeooo:paragraph-rsid="00b92b87"/>
    </style:style>
    <style:style style:name="P50" style:family="paragraph" style:parent-style-name="Heading_20_3">
      <style:text-properties fo:language="ru" fo:country="RU" officeooo:rsid="00953ba3" officeooo:paragraph-rsid="00953ba3"/>
    </style:style>
    <style:style style:name="P5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52" style:family="paragraph" style:parent-style-name="Text_20_body" style:list-style-name="Numbering_20_123">
      <style:text-properties officeooo:paragraph-rsid="006613e4"/>
    </style:style>
    <style:style style:name="P53" style:family="paragraph" style:parent-style-name="Text_20_body" style:list-style-name="Numbering_20_123" style:master-page-name="">
      <loext:graphic-properties draw:fill="none"/>
      <style:paragraph-properties fo:margin-top="0cm" fo:margin-bottom="0.25cm" style:contextual-spacing="true" style:line-height-at-least="0.635cm" fo:text-align="justify" style:justify-single-word="false" style:page-number="auto" fo:background-color="transparent" fo:padding="0cm" fo:border="none"/>
      <style:text-properties officeooo:rsid="00670627" officeooo:paragraph-rsid="00670627"/>
    </style:style>
    <style:style style:name="P54" style:family="paragraph" style:parent-style-name="Text_20_body" style:list-style-name="Numbering_20_123">
      <loext:graphic-properties draw:fill="none"/>
      <style:paragraph-properties fo:margin-top="0cm" fo:margin-bottom="0.25cm" style:contextual-spacing="true" style:line-height-at-least="0.635cm" fo:text-align="justify" style:justify-single-word="false" fo:background-color="transparent" fo:padding="0cm" fo:border="none"/>
      <style:text-properties officeooo:paragraph-rsid="006613e4"/>
    </style:style>
    <style:style style:name="P55" style:family="paragraph" style:parent-style-name="Text_20_body" style:list-style-name="Numbering_20_123">
      <style:paragraph-properties style:line-height-at-least="0.635cm" fo:padding="0cm" fo:border="none"/>
    </style:style>
    <style:style style:name="P56" style:family="paragraph" style:parent-style-name="Text_20_body" style:list-style-name="L1">
      <style:text-properties officeooo:paragraph-rsid="006613e4"/>
    </style:style>
    <style:style style:name="P57" style:family="paragraph" style:parent-style-name="Мой_20_код" style:list-style-name="Нумерация_20_кода"/>
    <style:style style:name="P58" style:family="paragraph" style:parent-style-name="Мой_20_код" style:list-style-name="Нумерация_20_кода">
      <style:text-properties style:use-window-font-color="true" loext:opacity="0%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8dd09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647d02"/>
    </style:style>
    <style:style style:name="T10" style:family="text">
      <style:text-properties style:language-asian="ru" style:country-asian="RU"/>
    </style:style>
    <style:style style:name="T11" style:family="text">
      <style:text-properties officeooo:rsid="006613e4" style:language-asian="ru" style:country-asian="RU"/>
    </style:style>
    <style:style style:name="T12" style:family="text">
      <style:text-properties officeooo:rsid="006613e4"/>
    </style:style>
    <style:style style:name="T13" style:family="text">
      <style:text-properties style:font-name="Source Code Pro Semibold" fo:font-size="14pt"/>
    </style:style>
    <style:style style:name="T14" style:family="text">
      <style:text-properties style:font-name="Source Code Pro Semibold" fo:font-size="13pt" style:font-size-asian="13pt" style:font-size-complex="13pt"/>
    </style:style>
    <style:style style:name="T15" style:family="text">
      <style:text-properties style:font-name="Source Code Pro Semibold" fo:font-size="13pt" fo:font-weight="bold" style:font-size-asian="13pt" style:font-size-complex="13pt"/>
    </style:style>
    <style:style style:name="T16" style:family="text">
      <style:text-properties fo:font-style="italic"/>
    </style:style>
    <style:style style:name="T17" style:family="text">
      <style:text-properties officeooo:rsid="00670627"/>
    </style:style>
    <style:style style:name="T18" style:family="text">
      <style:text-properties officeooo:rsid="0069a4f0"/>
    </style:style>
    <style:style style:name="T19" style:family="text">
      <style:text-properties officeooo:rsid="006b3fa2"/>
    </style:style>
    <style:style style:name="T20" style:family="text">
      <style:text-properties officeooo:rsid="006b6474"/>
    </style:style>
    <style:style style:name="T21" style:family="text">
      <style:text-properties officeooo:rsid="006d26ed"/>
    </style:style>
    <style:style style:name="T22" style:family="text">
      <style:text-properties officeooo:rsid="008fd0d7"/>
    </style:style>
    <style:style style:name="T23" style:family="text">
      <style:text-properties officeooo:rsid="0090c9a1"/>
    </style:style>
    <style:style style:name="T24" style:family="text">
      <style:text-properties fo:language="en" fo:country="US"/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0badc54"/>
    </style:style>
    <style:style style:name="T27" style:family="text">
      <style:text-properties officeooo:rsid="009e6763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dynamic" style:number-wrapped-paragraphs="no-limit" style:vertical-pos="top" style:vertical-rel="paragraph-content" style:horizontal-pos="center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51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1"/>
      <text:p text:style-name="P1"/>
      <text:p text:style-name="P2"><text:span text:style-name="T9">Разработка</text:span> программных модулей</text:p>
      <text:p text:style-name="P11">ЛАБОРАТОРНАЯ РАБОТА №<text:span text:style-name="T12">5</text:span></text:p>
      <text:p text:style-name="P14">по теме:</text:p>
      <text:h text:style-name="P43" text:outline-level="1">Работа с <text:span text:style-name="T12">коллекциями List&lt;T&gt;, Queue&lt;T&gt; и LinkedList&lt;T&gt;</text:span></text:h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5">группа</text:span> <text:span text:style-name="T22">И-22</text:span></text:p>
      <text:p text:style-name="P39">Синицын М.В.</text:p>
      <text:p text:style-name="P8"/>
      <text:p text:style-name="P12"><text:span text:style-name="T5">Проверил</text:span>:</text:p>
      <text:p text:style-name="P6"><text:span text:style-name="T5">преподаватель </text:span><text:span text:style-name="T8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44" text:outline-level="2"><text:span text:style-name="T19">1 </text:span>Постановка задачи</text:h>
      <text:p text:style-name="P42" loext:marker-style-name="T10"><text:span text:style-name="T11">Составить</text:span><text:span text:style-name="T10"> </text:span><text:span text:style-name="T11">программу </text:span><text:span text:style-name="T10">решения задачи </text:span><text:span text:style-name="T11">по вариантам</text:span><text:span text:style-name="T10">. </text:span></text:p>
      <text:h text:style-name="P45" text:outline-level="2">Общие требования к программе</text:h>
      <text:list xml:id="list756264416" text:style-name="Numbering_20_123">
        <text:list-item>
          <text:p text:style-name="P52">Каждый элемент <text:span text:style-name="T17">коллекции</text:span> должен быть структурного типа данных (struct), который включает необходимые описания по выданной предметной области, например для задания «Написать программу учета книг в библиотеке» структура будет выглядеть следующим образом:</text:p>
        </text:list-item>
      </text:list>
      <text:list xml:id="list3788735618" text:style-name="Нумерация_20_кода">
        <text:list-item>
          <text:p text:style-name="P58"><text:span text:style-name="T13"><text:s/></text:span><text:span text:style-name="T14">struct </text:span><text:span text:style-name="T15">EventRecord</text:span><text:span text:style-name="T14"> {</text:span></text:p>
        </text:list-item>
        <text:list-item>
          <text:p text:style-name="P58"><text:s/><text:tab/>DateTime dateStart; <text:tab/><text:span text:style-name="T16">// дата выдачи книги </text:span></text:p>
        </text:list-item>
        <text:list-item>
          <text:p text:style-name="P58"><text:s/><text:tab/>DateTime timeStart; <text:tab/><text:span text:style-name="T16">// время выдачи книги </text:span></text:p>
        </text:list-item>
        <text:list-item>
          <text:p text:style-name="P58"><text:s/><text:tab/>DateTime dateReturn; <text:tab/><text:span text:style-name="T16">// дата возврата книги </text:span></text:p>
        </text:list-item>
        <text:list-item>
          <text:p text:style-name="P58"><text:s/><text:tab/>string readerName; <text:tab/><text:tab/><text:span text:style-name="T16">// имя читателя</text:span></text:p>
        </text:list-item>
        <text:list-item>
          <text:p text:style-name="P58"><text:s/><text:tab/>string readerSurname; <text:tab/><text:span text:style-name="T16">// фамилия читателя </text:span></text:p>
        </text:list-item>
        <text:list-item>
          <text:p text:style-name="P58"><text:s/><text:tab/>long readerCode; <text:tab/><text:tab/><text:span text:style-name="T16">// уникальный код читателя </text:span></text:p>
        </text:list-item>
        <text:list-item>
          <text:p text:style-name="P58"><text:s/><text:tab/>string bookTitle; <text:tab/><text:tab/><text:span text:style-name="T16">// название книги</text:span></text:p>
        </text:list-item>
        <text:list-item>
          <text:p text:style-name="P58"><text:s/><text:tab/>string bookAuthor; <text:tab/><text:tab/><text:span text:style-name="T16">// фамилия первого автора книги </text:span></text:p>
        </text:list-item>
        <text:list-item>
          <text:p text:style-name="P58"><text:tab/>string bookCode; <text:tab/><text:tab/><text:span text:style-name="T16">// уникальный код книги</text:span></text:p>
        </text:list-item>
        <text:list-item>
          <text:p text:style-name="P58">}</text:p>
        </text:list-item>
      </text:list>
      <text:p text:style-name="P15"><text:span text:style-name="T12"><text:tab/>Если используется List&lt;T&gt;, то с</text:span>писок для такой структуры будет выглядеть <text:tab/>следующим образом:</text:p>
      <text:p text:style-name="P16">List&lt;EventRecord&gt; listEvents = new List&lt;EventRecord&gt;();</text:p>
      <text:list text:continue-list="list756264416" text:style-name="Numbering_20_123">
        <text:list-header>
          <text:p text:style-name="P53">В программе можно сочетать работу с тремя видами коллекций: <text:span text:style-name="T12">List&lt;T&gt;, </text:span>Queue&lt;T&gt; и LinkedList&lt;T&gt; и, при необходимости, использовать вспомогательный «встроенный» массив.</text:p>
        </text:list-header>
        <text:list-item>
          <text:p text:style-name="P54">Необходимо обеспечить <text:span text:style-name="T17">а) </text:span>добавление, <text:span text:style-name="T17">б) </text:span>удаление и <text:span text:style-name="T17">в) </text:span>редактирование выбранного элемента списка.</text:p>
        </text:list-item>
        <text:list-item>
          <text:p text:style-name="P55">Требуется обеспечить поиск информации в списке с указанием данных по основным полям структуры, например для приведенного примера, указать уникальный код читателя (readerCode) и получить все события связанные с ним.</text:p>
        </text:list-item>
      </text:list>
      <text:h text:style-name="P46" text:outline-level="2"><text:soft-page-break/>Вариант задани<text:span text:style-name="T20">я</text:span>:</text:h>
      <text:list text:style-name="L1">
        <text:list-header>
          <text:p text:style-name="P56"><text:span text:style-name="T18">21.</text:span>Написать программу учета лекарственных средств сети аптек одного владельца. При желании можно узнать есть ли указанное лекарство в этой сети, и в каком объеме, а также, по какому адресу расположена найденная аптека.</text:p>
        </text:list-header>
      </text:list>
      <text:h text:style-name="P47" text:outline-level="2">2 Описание классов, <text:span text:style-name="T25">структур,</text:span> полей и методов программы</text:h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table:number-rows-spanned="2" office:value-type="string">
            <text:p text:style-name="P17">Классы</text:p>
          </table:table-cell>
          <table:table-cell table:style-name="Таблица1.A1" office:value-type="string">
            <text:p text:style-name="P35">Program</text:p>
          </table:table-cell>
          <table:table-cell table:style-name="Таблица1.C1" office:value-type="string">
            <text:p text:style-name="P18">Основной класс </text:p>
          </table:table-cell>
        </table:table-row>
        <table:table-row table:style-name="Таблица1.1">
          <table:covered-table-cell table:style-name="Таблица1.A2"/>
          <table:table-cell table:style-name="Таблица1.A2" office:value-type="string">
            <text:p text:style-name="P24">Health</text:p>
          </table:table-cell>
          <table:table-cell table:style-name="Таблица1.C2" office:value-type="string">
            <text:p text:style-name="P26">Класс, реализующий весь функционал программ</text:p>
          </table:table-cell>
        </table:table-row>
        <table:table-row table:style-name="Таблица1.3">
          <table:table-cell table:style-name="Таблица1.A2" office:value-type="string">
            <text:p text:style-name="P25">Структуры</text:p>
          </table:table-cell>
          <table:table-cell table:style-name="Таблица1.A2" office:value-type="string">
            <text:p text:style-name="P24">Medicine</text:p>
          </table:table-cell>
          <table:table-cell table:style-name="Таблица1.C2" office:value-type="string">
            <text:p text:style-name="P27">Структура с полями, содержащими <text:span text:style-name="T25">информацию о препарате.</text:span></text:p>
          </table:table-cell>
        </table:table-row>
        <table:table-row table:style-name="Таблица1.4">
          <table:table-cell table:style-name="Таблица1.A2" table:number-rows-spanned="3" office:value-type="string">
            <text:p text:style-name="P25">Поля <text:span text:style-name="T27">структуры</text:span></text:p>
          </table:table-cell>
          <table:table-cell table:style-name="Таблица1.A2" office:value-type="string">
            <text:p text:style-name="P36">full_name</text:p>
          </table:table-cell>
          <table:table-cell table:style-name="Таблица1.C2" office:value-type="string">
            <text:p text:style-name="P28">Название лекарства</text:p>
          </table:table-cell>
        </table:table-row>
        <table:table-row table:style-name="Таблица1.4">
          <table:covered-table-cell table:style-name="Таблица1.A2"/>
          <table:table-cell table:style-name="Таблица1.A2" office:value-type="string">
            <text:p text:style-name="P36">srok</text:p>
          </table:table-cell>
          <table:table-cell table:style-name="Таблица1.C2" office:value-type="string">
            <text:p text:style-name="P29">Дата окончания срока годности</text:p>
          </table:table-cell>
        </table:table-row>
        <table:table-row table:style-name="Таблица1.4">
          <table:covered-table-cell table:style-name="Таблица1.A2"/>
          <table:table-cell table:style-name="Таблица1.A2" office:value-type="string">
            <text:p text:style-name="P37">kolichestvo</text:p>
          </table:table-cell>
          <table:table-cell table:style-name="Таблица1.C2" office:value-type="string">
            <text:p text:style-name="P30">Количество данного лекарства</text:p>
          </table:table-cell>
        </table:table-row>
        <table:table-row table:style-name="Таблица1.7">
          <table:table-cell table:style-name="Таблица1.A2" table:number-rows-spanned="5" office:value-type="string">
            <text:p text:style-name="P25">Методы</text:p>
          </table:table-cell>
          <table:table-cell table:style-name="Таблица1.A2" office:value-type="string">
            <text:p text:style-name="P24">input_in_base</text:p>
          </table:table-cell>
          <table:table-cell table:style-name="Таблица1.C2" office:value-type="string">
            <text:p text:style-name="P19">Добавление записи в коллекцию</text:p>
          </table:table-cell>
        </table:table-row>
        <table:table-row table:style-name="Таблица1.8">
          <table:covered-table-cell table:style-name="Таблица1.A2"/>
          <table:table-cell table:style-name="Таблица1.A2" office:value-type="string">
            <text:p text:style-name="P24">RemoveAptek</text:p>
          </table:table-cell>
          <table:table-cell table:style-name="Таблица1.C2" office:value-type="string">
            <text:p text:style-name="P31">Удаление записи из коллекции</text:p>
          </table:table-cell>
        </table:table-row>
        <table:table-row table:style-name="Таблица1.9">
          <table:covered-table-cell table:style-name="Таблица1.A2"/>
          <table:table-cell table:style-name="Таблица1.A2" office:value-type="string">
            <text:p text:style-name="P24">EditAptek</text:p>
          </table:table-cell>
          <table:table-cell table:style-name="Таблица1.C2" office:value-type="string">
            <text:p text:style-name="P32">Редактирование записи</text:p>
          </table:table-cell>
        </table:table-row>
        <table:table-row table:style-name="Таблица1.10">
          <table:covered-table-cell table:style-name="Таблица1.A2"/>
          <table:table-cell table:style-name="Таблица1.A2" office:value-type="string">
            <text:p text:style-name="P24">output_from_base</text:p>
          </table:table-cell>
          <table:table-cell table:style-name="Таблица1.C2" office:value-type="string">
            <text:p text:style-name="P33">Вывод запрошенного элемента из коллекции</text:p>
          </table:table-cell>
        </table:table-row>
        <table:table-row table:style-name="Таблица1.11">
          <table:covered-table-cell table:style-name="Таблица1.A2"/>
          <table:table-cell table:style-name="Таблица1.A2" office:value-type="string">
            <text:p text:style-name="P24">PrintAll</text:p>
          </table:table-cell>
          <table:table-cell table:style-name="Таблица1.C2" office:value-type="string">
            <text:p text:style-name="P34">Вывод всех элементов</text:p>
          </table:table-cell>
        </table:table-row>
      </table:table>
      <text:p text:style-name="P40"/>
      <text:h text:style-name="P48" text:outline-level="2"><text:soft-page-break/><text:span text:style-name="T23">3</text:span> Выполнение <text:span text:style-name="T21">задания</text:span></text:h>
      <text:p text:style-name="P38"><draw:frame draw:style-name="fr2" draw:name="Врезка1" text:anchor-type="char" svg:width="17.745cm" draw:z-index="0"><draw:text-box fo:min-height="1.266cm"><text:p text:style-name="P20"/><text:p text:style-name="Листинг">Листинг <text:sequence text:ref-name="refЛистинг0" text:name="Листинг" text:formula="ooow:Листинг+1" style:num-format="1">1</text:sequence>. Основная программы</text:p></draw:text-box></draw:frame></text:p>
      <text:list text:continue-list="list3788735618" text:style-name="Нумерация_20_кода">
        <text:list-item text:start-value="1">
          <text:p text:style-name="P57">namespace Health_and_Medicine;</text:p>
        </text:list-item>
        <text:list-item>
          <text:p text:style-name="P57"/>
        </text:list-item>
        <text:list-item>
          <text:p text:style-name="P57">internal class Program {</text:p>
        </text:list-item>
        <text:list-item>
          <text:p text:style-name="P57"><text:s text:c="4"/>private static void Main(string[] args) {</text:p>
        </text:list-item>
        <text:list-item>
          <text:p text:style-name="P57"><text:s text:c="8"/>Console.WriteLine("ПРОГРАММА УЧЁТА ЛЕКАРСТВ В СЕТИ АПТЕК");</text:p>
        </text:list-item>
        <text:list-item>
          <text:p text:style-name="P57"><text:s text:c="8"/>Console.Write("Введите кол-во аптек: ");</text:p>
        </text:list-item>
        <text:list-item>
          <text:p text:style-name="P57"><text:s text:c="8"/>int n = int.Parse(Console.ReadLine()!);</text:p>
        </text:list-item>
        <text:list-item>
          <text:p text:style-name="P57"><text:s text:c="8"/>Dictionary&lt;string, List&lt;Health.Medicine&gt;&gt; Health_Base = new Dictionary&lt;string, List&lt;Health.Medicine&gt;&gt;(n);</text:p>
        </text:list-item>
        <text:list-item>
          <text:p text:style-name="P57"><text:s text:c="8"/>Health hlt = new Health(Health_Base);</text:p>
        </text:list-item>
        <text:list-item>
          <text:p text:style-name="P57"><text:s text:c="8"/>hlt.input_in_base(ref n);</text:p>
        </text:list-item>
        <text:list-item>
          <text:p text:style-name="P57"><text:s text:c="8"/>while (true) {</text:p>
        </text:list-item>
        <text:list-item>
          <text:p text:style-name="P57"><text:s text:c="12"/>Console.WriteLine();</text:p>
        </text:list-item>
        <text:list-item>
          <text:p text:style-name="P57"><text:s text:c="12"/>Console.WriteLine("Выберите вариант:");</text:p>
        </text:list-item>
        <text:list-item>
          <text:p text:style-name="P57"><text:s text:c="12"/>Console.WriteLine("1. Добавить запись в базу");</text:p>
        </text:list-item>
        <text:list-item>
          <text:p text:style-name="P57"><text:s text:c="12"/>Console.WriteLine("2. Удалить запись");</text:p>
        </text:list-item>
        <text:list-item>
          <text:p text:style-name="P57"><text:s text:c="12"/>Console.WriteLine("3. Редактировать запись");</text:p>
        </text:list-item>
        <text:list-item>
          <text:p text:style-name="P57"><text:s text:c="12"/>Console.WriteLine("4. Поиск информации по аптеке");</text:p>
        </text:list-item>
        <text:list-item>
          <text:p text:style-name="P57"><text:s text:c="12"/>Console.WriteLine("5. Вывести все записи");</text:p>
        </text:list-item>
        <text:list-item>
          <text:p text:style-name="P57"><text:s text:c="12"/>Console.WriteLine("6. Выход");</text:p>
        </text:list-item>
        <text:list-item>
          <text:p text:style-name="P57"/>
        </text:list-item>
        <text:list-item>
          <text:p text:style-name="P57"><text:s text:c="12"/>int choice = int.Parse(Console.ReadLine()!);</text:p>
        </text:list-item>
        <text:list-item>
          <text:p text:style-name="P57"><text:s text:c="12"/>switch (choice) {</text:p>
        </text:list-item>
        <text:list-item>
          <text:p text:style-name="P57"><text:s text:c="16"/>case 1:</text:p>
        </text:list-item>
        <text:list-item>
          <text:p text:style-name="P57"><text:s text:c="20"/>Console.Write("Введите кол-во аптек: ");</text:p>
        </text:list-item>
        <text:list-item>
          <text:p text:style-name="P57"><text:s text:c="20"/>int m = int.Parse(Console.ReadLine()!);</text:p>
        </text:list-item>
        <text:list-item>
          <text:p text:style-name="P57"><text:s text:c="20"/>hlt.input_in_base(ref m);</text:p>
        </text:list-item>
        <text:list-item>
          <text:p text:style-name="P57"><text:s text:c="20"/>break;</text:p>
        </text:list-item>
        <text:list-item>
          <text:p text:style-name="P57"><text:s text:c="16"/>case 2:</text:p>
        </text:list-item>
        <text:list-item>
          <text:p text:style-name="P57"><text:s text:c="20"/>hlt.RemoveAptek();</text:p>
        </text:list-item>
        <text:list-item>
          <text:p text:style-name="P57"><text:soft-page-break/><text:s text:c="20"/>break;</text:p>
        </text:list-item>
        <text:list-item>
          <text:p text:style-name="P57"><text:s text:c="16"/>case 3:</text:p>
        </text:list-item>
        <text:list-item>
          <text:p text:style-name="P57"><text:s text:c="20"/>hlt.EditAptek();</text:p>
        </text:list-item>
        <text:list-item>
          <text:p text:style-name="P57"><text:s text:c="20"/>break;</text:p>
        </text:list-item>
        <text:list-item>
          <text:p text:style-name="P57"><text:s text:c="16"/>case 4:</text:p>
        </text:list-item>
        <text:list-item>
          <text:p text:style-name="P57"><text:s text:c="20"/>hlt.output_from_base();</text:p>
        </text:list-item>
        <text:list-item>
          <text:p text:style-name="P57"><text:s text:c="20"/>break;</text:p>
        </text:list-item>
        <text:list-item>
          <text:p text:style-name="P57"><text:s text:c="16"/>case 5:</text:p>
        </text:list-item>
        <text:list-item>
          <text:p text:style-name="P57"><text:s text:c="20"/>hlt.PrintAll();</text:p>
        </text:list-item>
        <text:list-item>
          <text:p text:style-name="P57"><text:s text:c="20"/>break;</text:p>
        </text:list-item>
        <text:list-item>
          <text:p text:style-name="P57"><text:s text:c="16"/>case 6:</text:p>
        </text:list-item>
        <text:list-item>
          <text:p text:style-name="P57"><text:s text:c="20"/>Environment.Exit(0);</text:p>
        </text:list-item>
        <text:list-item>
          <text:p text:style-name="P57"><text:s text:c="20"/>break;</text:p>
        </text:list-item>
        <text:list-item>
          <text:p text:style-name="P57"><text:s text:c="16"/>default:</text:p>
        </text:list-item>
        <text:list-item>
          <text:p text:style-name="P57"><text:s text:c="20"/>Console.WriteLine("Вариант не выбран или введено некорректное значение");</text:p>
        </text:list-item>
        <text:list-item>
          <text:p text:style-name="P57"><text:s text:c="20"/>break;</text:p>
        </text:list-item>
        <text:list-item>
          <text:p text:style-name="P57"><text:s text:c="12"/>}</text:p>
        </text:list-item>
        <text:list-item>
          <text:p text:style-name="P57"><text:s text:c="8"/>}</text:p>
        </text:list-item>
        <text:list-item>
          <text:p text:style-name="P57"><text:s text:c="4"/>}</text:p>
        </text:list-item>
        <text:list-item>
          <text:p text:style-name="P57">}</text:p>
        </text:list-item>
      </text:list>
      <text:p text:style-name="Standard"><draw:frame draw:style-name="fr1" draw:name="Врезка2" text:anchor-type="paragraph" svg:x="-0.713cm" svg:y="0.506cm" svg:width="18.881cm" draw:z-index="1"><draw:text-box fo:min-height="1.081cm"><text:p text:style-name="Frame_20_contents"/><text:p text:style-name="Листинг">Листинг <text:sequence text:ref-name="refЛистинг1" text:name="Листинг" text:formula="ooow:Листинг+1" style:num-format="1">2</text:sequence>. Структура </text:p></draw:text-box></draw:frame></text:p>
      <text:list text:continue-numbering="true" text:style-name="Нумерация_20_кода">
        <text:list-item text:start-value="1">
          <text:p text:style-name="P57">public struct Medicine {</text:p>
        </text:list-item>
        <text:list-item>
          <text:p text:style-name="P57"><text:s text:c="4"/>string full_name;</text:p>
        </text:list-item>
        <text:list-item>
          <text:p text:style-name="P57"><text:s text:c="4"/>DateTime srok; //когда истекает срок годности</text:p>
        </text:list-item>
        <text:list-item>
          <text:p text:style-name="P57"><text:s text:c="4"/>int kolichestvo;</text:p>
        </text:list-item>
        <text:list-item>
          <text:p text:style-name="P57"><text:s text:c="4"/>public Medicine(string full_name, DateTime srok, int kolichestvo) {</text:p>
        </text:list-item>
        <text:list-item>
          <text:p text:style-name="P57"><text:s text:c="8"/>this.full_name = full_name;</text:p>
        </text:list-item>
        <text:list-item>
          <text:p text:style-name="P57"><text:s text:c="8"/>this.srok = srok;</text:p>
        </text:list-item>
        <text:list-item>
          <text:p text:style-name="P57"><text:s text:c="8"/>this.kolichestvo = kolichestvo;</text:p>
        </text:list-item>
        <text:list-item>
          <text:p text:style-name="P57"><text:s text:c="4"/>}</text:p>
        </text:list-item>
        <text:list-item>
          <text:p text:style-name="P57"><text:s text:c="4"/>void Nalichye_nagladno() {</text:p>
        </text:list-item>
        <text:list-item>
          <text:p text:style-name="P57"><text:s text:c="8"/>if (kolichestvo &gt; 0)</text:p>
        </text:list-item>
        <text:list-item>
          <text:p text:style-name="P57"><text:soft-page-break/><text:s text:c="12"/>Console.WriteLine($"лекарство есть в наличии, его количество равно {kolichestvo}");</text:p>
        </text:list-item>
        <text:list-item>
          <text:p text:style-name="P57"><text:s text:c="8"/>else</text:p>
        </text:list-item>
        <text:list-item>
          <text:p text:style-name="P57"><text:s text:c="12"/>Console.WriteLine("Данного лекарства нет в наличии!");</text:p>
        </text:list-item>
        <text:list-item>
          <text:p text:style-name="P57"><text:s text:c="4"/>}</text:p>
        </text:list-item>
        <text:list-item>
          <text:p text:style-name="P57"><text:s text:c="4"/>public void Output_ALL() {</text:p>
        </text:list-item>
        <text:list-item>
          <text:p text:style-name="P57"><text:s text:c="8"/>Console.WriteLine($"Полное имя = {full_name}");</text:p>
        </text:list-item>
        <text:list-item>
          <text:p text:style-name="P57"><text:s text:c="8"/>Nalichye_nagladno();</text:p>
        </text:list-item>
        <text:list-item>
          <text:p text:style-name="P57"><text:s text:c="8"/>Console.WriteLine($"Дата = {srok.ToShortDateString()}");</text:p>
        </text:list-item>
        <text:list-item>
          <text:p text:style-name="P57"><text:s text:c="4"/>}</text:p>
        </text:list-item>
        <text:list-item>
          <text:p text:style-name="P57">}</text:p>
        </text:list-item>
      </text:list>
      <text:p text:style-name="Standard"><draw:frame draw:style-name="fr1" draw:name="Врезка3" text:anchor-type="paragraph" svg:x="-0.136cm" svg:y="0.746cm" svg:width="17.655cm" draw:z-index="2"><draw:text-box fo:min-height="0.827cm"><text:p text:style-name="Frame_20_contents"/><text:p text:style-name="Листинг">Листинг <text:sequence text:ref-name="refЛистинг2" text:name="Листинг" text:formula="ooow:Листинг+1" style:num-format="1">3</text:sequence>. Метод для добавление записи в коллекцию</text:p></draw:text-box></draw:frame></text:p>
      <text:p text:style-name="Standard"/>
      <text:list text:continue-numbering="true" text:style-name="Нумерация_20_кода">
        <text:list-item text:start-value="1">
          <text:p text:style-name="P57">public void input_in_base(ref int n) {</text:p>
        </text:list-item>
        <text:list-item>
          <text:p text:style-name="P57"><text:s text:c="4"/>for (int i = 0; i &lt; n; i++) {</text:p>
        </text:list-item>
        <text:list-item>
          <text:p text:style-name="P57"><text:s text:c="8"/>Console.Write($"Введите адрес аптеки №{i + 1}: ");</text:p>
        </text:list-item>
        <text:list-item>
          <text:p text:style-name="P57"><text:s text:c="8"/>string apt_adr = Console.ReadLine()!;</text:p>
        </text:list-item>
        <text:list-item>
          <text:p text:style-name="P57"><text:s text:c="8"/>Console.Write($"Введите кол-во лекарств в аптеке №{i + 1}: ");</text:p>
        </text:list-item>
        <text:list-item>
          <text:p text:style-name="P57"><text:s text:c="8"/>int kol = int.Parse(Console.ReadLine()!);</text:p>
        </text:list-item>
        <text:list-item>
          <text:p text:style-name="P57"><text:s text:c="8"/>List&lt;Medicine&gt; medicines = new List&lt;Medicine&gt;();</text:p>
        </text:list-item>
        <text:list-item>
          <text:p text:style-name="P57"><text:s text:c="8"/>for (int j = 0; j &lt; kol; j++) {</text:p>
        </text:list-item>
        <text:list-item>
          <text:p text:style-name="P57"><text:s text:c="12"/>Console.Write($"Введите название лекарства: ");</text:p>
        </text:list-item>
        <text:list-item>
          <text:p text:style-name="P57"><text:s text:c="12"/>string name = Console.ReadLine()!;</text:p>
        </text:list-item>
        <text:list-item>
          <text:p text:style-name="P57"><text:s text:c="12"/>Console.Write("Дата окончания срока годности лекарства (в формате дд/мм/гггг слитно, знак / используется как разделитель): ");</text:p>
        </text:list-item>
        <text:list-item>
          <text:p text:style-name="P57"><text:s text:c="12"/>DateTime dt1 = DateTime.ParseExact(Console.ReadLine()!, "dd/MM/yyyy", CultureInfo.InvariantCulture);</text:p>
        </text:list-item>
        <text:list-item>
          <text:p text:style-name="P57"><text:s text:c="12"/>Console.Write("Кол-во лекарства: ");</text:p>
        </text:list-item>
        <text:list-item>
          <text:p text:style-name="P57"><text:s text:c="12"/>int kol_onelek = int.Parse(Console.ReadLine()!);</text:p>
        </text:list-item>
        <text:list-item>
          <text:p text:style-name="P57"><text:soft-page-break/><text:s text:c="12"/>Medicine leks = new Medicine(name, dt1, kol_onelek);</text:p>
        </text:list-item>
        <text:list-item>
          <text:p text:style-name="P57"><text:s text:c="12"/>medicines.Add(leks);</text:p>
        </text:list-item>
        <text:list-item>
          <text:p text:style-name="P57"><text:s text:c="12"/>Console.WriteLine("#########");</text:p>
        </text:list-item>
        <text:list-item>
          <text:p text:style-name="P57"><text:s text:c="8"/>}</text:p>
        </text:list-item>
        <text:list-item>
          <text:p text:style-name="P57"><text:s text:c="8"/>HealthBase.Add(apt_adr, medicines);</text:p>
        </text:list-item>
        <text:list-item>
          <text:p text:style-name="P57"><text:s text:c="8"/>Console.WriteLine();</text:p>
        </text:list-item>
        <text:list-item>
          <text:p text:style-name="P57"><text:s text:c="8"/>Console.WriteLine();</text:p>
        </text:list-item>
        <text:list-item>
          <text:p text:style-name="P57"><text:s text:c="4"/>}</text:p>
        </text:list-item>
        <text:list-item>
          <text:p text:style-name="P57"><text:s text:c="4"/></text:p>
        </text:list-item>
        <text:list-item>
          <text:p text:style-name="P57">}</text:p>
        </text:list-item>
      </text:list>
      <text:p text:style-name="Standard"><draw:frame draw:style-name="fr1" draw:name="Врезка4" text:anchor-type="paragraph" svg:x="-0.136cm" svg:y="0.725cm" svg:width="18.304cm" draw:z-index="3"><draw:text-box fo:min-height="1.011cm"><text:p text:style-name="P21"/><text:p text:style-name="Листинг">Листинг <text:sequence text:ref-name="refЛистинг3" text:name="Листинг" text:formula="ooow:Листинг+1" style:num-format="1">4</text:sequence>. Метод для удаления записи из коллекции</text:p></draw:text-box></draw:frame></text:p>
      <text:p text:style-name="Standard"/>
      <text:list text:continue-numbering="true" text:style-name="Нумерация_20_кода">
        <text:list-item text:start-value="1">
          <text:p text:style-name="P57">public void RemoveAptek() {</text:p>
        </text:list-item>
        <text:list-item>
          <text:p text:style-name="P57"><text:s text:c="4"/>Console.WriteLine($"============");</text:p>
        </text:list-item>
        <text:list-item>
          <text:p text:style-name="P57"><text:s text:c="4"/>Console.WriteLine("Введите номер(цифру) аптеки, для удаления аптеки");</text:p>
        </text:list-item>
        <text:list-item>
          <text:p text:style-name="P57"><text:s text:c="4"/>List&lt;string&gt; myKeys = HealthBase.Keys.ToList();</text:p>
        </text:list-item>
        <text:list-item>
          <text:p text:style-name="P57"><text:s text:c="4"/>for (int i = 0; i &lt; HealthBase.Count; i++) {</text:p>
        </text:list-item>
        <text:list-item>
          <text:p text:style-name="P57"><text:s text:c="8"/>Console.WriteLine($"Аптека №{i + 1}, расположенная по адрессу {myKeys[i]} ");</text:p>
        </text:list-item>
        <text:list-item>
          <text:p text:style-name="P57"><text:s text:c="4"/>}</text:p>
        </text:list-item>
        <text:list-item>
          <text:p text:style-name="P57"><text:s text:c="4"/>Console.WriteLine();</text:p>
        </text:list-item>
        <text:list-item>
          <text:p text:style-name="P57"><text:s text:c="4"/>Console.Write("Введите номер: ");</text:p>
        </text:list-item>
        <text:list-item>
          <text:p text:style-name="P57"><text:s text:c="4"/>int num = int.Parse(Console.ReadLine()!);</text:p>
        </text:list-item>
        <text:list-item>
          <text:p text:style-name="P57"><text:s text:c="4"/>bool removedApt = HealthBase.Remove(myKeys[num - 1]);</text:p>
        </text:list-item>
        <text:list-item>
          <text:p text:style-name="P57"><text:s text:c="4"/>if (removedApt) {</text:p>
        </text:list-item>
        <text:list-item>
          <text:p text:style-name="P57"><text:s text:c="8"/>Console.WriteLine("Запись удалена успешно");</text:p>
        </text:list-item>
        <text:list-item>
          <text:p text:style-name="P57"><text:s text:c="8"/>Console.WriteLine("Вывод текущих записей:");</text:p>
        </text:list-item>
        <text:list-item>
          <text:p text:style-name="P57"><text:s text:c="8"/>for (int i = 0; i &lt; HealthBase.Count; i++) {</text:p>
        </text:list-item>
        <text:list-item>
          <text:p text:style-name="P57"><text:s text:c="12"/>Console.WriteLine($"Аптека №{i + 1}, расположенная по адрессу {myKeys[i]} ");</text:p>
        </text:list-item>
        <text:list-item>
          <text:p text:style-name="P57"><text:s text:c="8"/>}</text:p>
        </text:list-item>
        <text:list-item>
          <text:p text:style-name="P57"><text:s text:c="4"/>}</text:p>
        </text:list-item>
        <text:list-item>
          <text:p text:style-name="P57"><text:s text:c="4"/>else {</text:p>
        </text:list-item>
        <text:list-item>
          <text:p text:style-name="P57"><text:soft-page-break/><text:s text:c="8"/>Console.WriteLine("Запись не найдена");</text:p>
        </text:list-item>
        <text:list-item>
          <text:p text:style-name="P57"><text:s text:c="4"/>}</text:p>
        </text:list-item>
        <text:list-item>
          <text:p text:style-name="P57"><text:s text:c="4"/>Console.WriteLine($"============");</text:p>
        </text:list-item>
        <text:list-item>
          <text:p text:style-name="P57"><text:s text:c="8"/></text:p>
        </text:list-item>
        <text:list-item>
          <text:p text:style-name="P57">}</text:p>
        </text:list-item>
      </text:list>
      <text:p text:style-name="P23"><draw:frame draw:style-name="fr1" draw:name="Врезка5" text:anchor-type="paragraph" svg:x="-0.136cm" svg:y="0.381cm" svg:width="18.209cm" draw:z-index="4"><draw:text-box fo:min-height="0.769cm"><text:p text:style-name="Frame_20_contents"/><text:p text:style-name="Листинг">Листинг <text:sequence text:ref-name="refЛистинг4" text:name="Листинг" text:formula="ooow:Листинг+1" style:num-format="1">5</text:sequence>.Метод для редактирования записи</text:p></draw:text-box></draw:frame></text:p>
      <text:list text:continue-numbering="true" text:style-name="Нумерация_20_кода">
        <text:list-item text:start-value="1">
          <text:p text:style-name="P57">public void EditAptek() {</text:p>
        </text:list-item>
        <text:list-item>
          <text:p text:style-name="P57"><text:s text:c="4"/>Console.WriteLine($"============");</text:p>
        </text:list-item>
        <text:list-item>
          <text:p text:style-name="P57"><text:s text:c="4"/>Console.WriteLine("Редактирование записи");</text:p>
        </text:list-item>
        <text:list-item>
          <text:p text:style-name="P57"><text:s text:c="4"/>Console.WriteLine("Введите номер аптеки для редактирования:");</text:p>
        </text:list-item>
        <text:list-item>
          <text:p text:style-name="P57"><text:s text:c="4"/>List&lt;string&gt; myKeys = HealthBase.Keys.ToList();</text:p>
        </text:list-item>
        <text:list-item>
          <text:p text:style-name="P57"><text:s text:c="4"/>for (int i = 0; i &lt; HealthBase.Count; i++) {</text:p>
        </text:list-item>
        <text:list-item>
          <text:p text:style-name="P57"><text:s text:c="8"/>Console.WriteLine($"Аптека №{i + 1}, расположенная по адрессу {myKeys[i]} ");</text:p>
        </text:list-item>
        <text:list-item>
          <text:p text:style-name="P57"><text:s text:c="4"/>}</text:p>
        </text:list-item>
        <text:list-item>
          <text:p text:style-name="P57"><text:s text:c="4"/>Console.WriteLine();</text:p>
        </text:list-item>
        <text:list-item>
          <text:p text:style-name="P57"><text:s text:c="4"/>Console.Write("Введите номер: ");</text:p>
        </text:list-item>
        <text:list-item>
          <text:p text:style-name="P57"><text:s text:c="4"/>int num = int.Parse(Console.ReadLine()!);</text:p>
        </text:list-item>
        <text:list-item>
          <text:p text:style-name="P57"><text:s text:c="4"/>Console.Write($"Введите кол-во лекарств: ");</text:p>
        </text:list-item>
        <text:list-item>
          <text:p text:style-name="P57"><text:s text:c="4"/>int kol = int.Parse(Console.ReadLine()!);</text:p>
        </text:list-item>
        <text:list-item>
          <text:p text:style-name="P57"><text:s text:c="4"/>List&lt;Medicine&gt; medicines = new List&lt;Medicine&gt;();</text:p>
        </text:list-item>
        <text:list-item>
          <text:p text:style-name="P57"><text:s text:c="4"/>for (int j = 0; j &lt; kol; j++) {</text:p>
        </text:list-item>
        <text:list-item>
          <text:p text:style-name="P57"><text:s text:c="8"/>Console.Write($"Введите название лекарства: ");</text:p>
        </text:list-item>
        <text:list-item>
          <text:p text:style-name="P57"><text:s text:c="8"/>string name = Console.ReadLine()!;</text:p>
        </text:list-item>
        <text:list-item>
          <text:p text:style-name="P57"><text:s text:c="8"/>Console.Write("Дата окончания срока годности лекарства (в формате дд/мм/гггг слитно, знак / используется как разделитель): ");</text:p>
        </text:list-item>
        <text:list-item>
          <text:p text:style-name="P57"><text:s text:c="8"/>DateTime dt1 = DateTime.ParseExact(Console.ReadLine()!, "dd/MM/yyyy", CultureInfo.InvariantCulture);</text:p>
        </text:list-item>
        <text:list-item>
          <text:p text:style-name="P57"><text:s text:c="8"/>Console.Write("Кол-во лекарства: ");</text:p>
        </text:list-item>
        <text:list-item>
          <text:p text:style-name="P57"><text:s text:c="8"/>int kol_onelek = int.Parse(Console.ReadLine()!);</text:p>
        </text:list-item>
        <text:list-item>
          <text:p text:style-name="P57"><text:s text:c="8"/>Medicine leks = new Medicine(name, dt1, kol_onelek);</text:p>
        </text:list-item>
        <text:list-item>
          <text:p text:style-name="P57"><text:s text:c="8"/>medicines.Add(leks);</text:p>
        </text:list-item>
        <text:list-item>
          <text:p text:style-name="P57"><text:soft-page-break/><text:s text:c="8"/>Console.WriteLine("#########");</text:p>
        </text:list-item>
        <text:list-item>
          <text:p text:style-name="P57"><text:s text:c="4"/>}</text:p>
        </text:list-item>
        <text:list-item>
          <text:p text:style-name="P57"><text:s text:c="4"/>HealthBase[myKeys[num - 1]] = medicines;</text:p>
        </text:list-item>
        <text:list-item>
          <text:p text:style-name="P57"><text:s text:c="4"/>Console.WriteLine("#########");</text:p>
        </text:list-item>
        <text:list-item>
          <text:p text:style-name="P57"><text:s text:c="4"/>Console.WriteLine($"============");</text:p>
        </text:list-item>
        <text:list-item>
          <text:p text:style-name="P57"><text:s text:c="3"/></text:p>
        </text:list-item>
        <text:list-item>
          <text:p text:style-name="P57">}</text:p>
        </text:list-item>
      </text:list>
      <text:p text:style-name="Standard"><draw:frame draw:style-name="fr1" draw:name="Врезка6" text:anchor-type="paragraph" svg:x="-0.039cm" svg:y="0.282cm" svg:width="17.727cm" draw:z-index="5"><draw:text-box fo:min-height="0.817cm"><text:p text:style-name="Frame_20_contents"/><text:p text:style-name="Листинг">Листинг <text:sequence text:ref-name="refЛистинг5" text:name="Листинг" text:formula="ooow:Листинг+1" style:num-format="1">6</text:sequence>.Метод для вывода запрошенной записи</text:p></draw:text-box></draw:frame></text:p>
      <text:list text:continue-numbering="true" text:style-name="Нумерация_20_кода">
        <text:list-item text:start-value="1">
          <text:p text:style-name="P57">public void output_from_base() {</text:p>
        </text:list-item>
        <text:list-item>
          <text:p text:style-name="P57"><text:s text:c="4"/>Console.WriteLine($"============");</text:p>
        </text:list-item>
        <text:list-item>
          <text:p text:style-name="P57"><text:s text:c="4"/>Console.WriteLine("Введите номер(цифру) аптеки, для получения информации по ней");</text:p>
        </text:list-item>
        <text:list-item>
          <text:p text:style-name="P57"><text:s text:c="4"/>List&lt;string&gt; myKeys = HealthBase.Keys.ToList();</text:p>
        </text:list-item>
        <text:list-item>
          <text:p text:style-name="P57"><text:s text:c="4"/>Console.WriteLine("СПИСОК ДОСТУПНЫХ АПТЕК:");</text:p>
        </text:list-item>
        <text:list-item>
          <text:p text:style-name="P57"><text:s text:c="4"/>for (int i = 0; i &lt; HealthBase.Count; i++) {</text:p>
        </text:list-item>
        <text:list-item>
          <text:p text:style-name="P57"><text:s text:c="8"/>Console.WriteLine($"Аптека №{i + 1}, расположенная по адрессу {myKeys[i]} ");</text:p>
        </text:list-item>
        <text:list-item>
          <text:p text:style-name="P57"><text:s text:c="4"/>}</text:p>
        </text:list-item>
        <text:list-item>
          <text:p text:style-name="P57"><text:s text:c="4"/>Console.WriteLine();</text:p>
        </text:list-item>
        <text:list-item>
          <text:p text:style-name="P57"><text:s text:c="4"/>Console.Write("Введите номер: ");</text:p>
        </text:list-item>
        <text:list-item>
          <text:p text:style-name="P57"><text:s text:c="4"/>int num = int.Parse(Console.ReadLine()!);</text:p>
        </text:list-item>
        <text:list-item>
          <text:p text:style-name="P57"><text:s text:c="4"/>if (HealthBase.TryGetValue(myKeys[num - 1], out List&lt;Medicine&gt; hlth)) {</text:p>
        </text:list-item>
        <text:list-item>
          <text:p text:style-name="P57"><text:s text:c="8"/>for (int i = 0; i &lt; hlth.Count; i++) {</text:p>
        </text:list-item>
        <text:list-item>
          <text:p text:style-name="P57"><text:s text:c="12"/>hlth[i].Output_ALL();</text:p>
        </text:list-item>
        <text:list-item>
          <text:p text:style-name="P57"><text:s text:c="8"/>}</text:p>
        </text:list-item>
        <text:list-item>
          <text:p text:style-name="P57"><text:s text:c="4"/>}</text:p>
        </text:list-item>
        <text:list-item>
          <text:p text:style-name="P57"><text:s text:c="4"/>else {</text:p>
        </text:list-item>
        <text:list-item>
          <text:p text:style-name="P57"><text:s text:c="8"/>Console.WriteLine("Информация о лекарствах аптеки не найдена");</text:p>
        </text:list-item>
        <text:list-item>
          <text:p text:style-name="P57"><text:s text:c="4"/>}</text:p>
        </text:list-item>
        <text:list-item>
          <text:p text:style-name="P57"><text:s text:c="4"/>Console.WriteLine($"============");</text:p>
        </text:list-item>
        <text:list-item>
          <text:p text:style-name="P57">}</text:p>
        </text:list-item>
      </text:list>
      <text:p text:style-name="Standard"><draw:frame draw:style-name="fr1" draw:name="Врезка7" text:anchor-type="paragraph" svg:x="-0.208cm" svg:y="0.672cm" svg:width="17.896cm" draw:z-index="6"><draw:text-box fo:min-height="0.794cm"><text:p text:style-name="P22"/><text:p text:style-name="Листинг">Листинг <text:sequence text:ref-name="refЛистинг6" text:name="Листинг" text:formula="ooow:Листинг+1" style:num-format="1">7</text:sequence>.Метод вывода всех записей</text:p></draw:text-box></draw:frame></text:p>
      <text:p text:style-name="Standard"><text:soft-page-break/></text:p>
      <text:list text:continue-numbering="true" text:style-name="Нумерация_20_кода">
        <text:list-item text:start-value="1">
          <text:p text:style-name="P57">public void PrintAll() {</text:p>
        </text:list-item>
        <text:list-item>
          <text:p text:style-name="P57"><text:s text:c="4"/>Console.WriteLine($"============");</text:p>
        </text:list-item>
        <text:list-item>
          <text:p text:style-name="P57"><text:s text:c="4"/>foreach (string key in HealthBase.Keys) {</text:p>
        </text:list-item>
        <text:list-item>
          <text:p text:style-name="P57"><text:s text:c="8"/>Console.WriteLine("##########");</text:p>
        </text:list-item>
        <text:list-item>
          <text:p text:style-name="P57"><text:s text:c="8"/>Console.WriteLine(key);</text:p>
        </text:list-item>
        <text:list-item>
          <text:p text:style-name="P57"><text:s text:c="8"/>foreach (Medicine hlth in HealthBase[key]) { </text:p>
        </text:list-item>
        <text:list-item>
          <text:p text:style-name="P57"><text:s text:c="12"/>hlth.Output_ALL();</text:p>
        </text:list-item>
        <text:list-item>
          <text:p text:style-name="P57"><text:s text:c="8"/>}</text:p>
        </text:list-item>
        <text:list-item>
          <text:p text:style-name="P57"><text:s text:c="8"/>Console.WriteLine("##########");</text:p>
        </text:list-item>
        <text:list-item>
          <text:p text:style-name="P57"><text:s text:c="4"/>}</text:p>
        </text:list-item>
        <text:list-item>
          <text:p text:style-name="P57"><text:s text:c="4"/>Console.WriteLine($"============");</text:p>
        </text:list-item>
        <text:list-item>
          <text:p text:style-name="P57">}</text:p>
        </text:list-item>
      </text:list>
      <text:p text:style-name="Standard"/>
      <text:p text:style-name="Standard"/>
      <text:h text:style-name="P50" text:outline-level="3">Вывод программы:</text:h>
      <text:p text:style-name="Вывод_20_текст_20_в_20_консоли">ПРОГРАММА УЧЁТА ЛЕКАРСТВ В СЕТИ АПТЕК</text:p>
      <text:p text:style-name="Вывод_20_текст_20_в_20_консоли">Введите кол-во аптек: 2</text:p>
      <text:p text:style-name="Вывод_20_текст_20_в_20_консоли">Введите адрес аптеки №1: ул.Горького 5ф</text:p>
      <text:p text:style-name="Вывод_20_текст_20_в_20_консоли">Введите кол-во лекарств в аптеке №1: 2</text:p>
      <text:p text:style-name="Вывод_20_текст_20_в_20_консоли">Введите название лекарства: Ибуклин</text:p>
      <text:p text:style-name="Вывод_20_текст_20_в_20_консоли">Дата окончания срока годности лекарства (в формате дд/мм/гггг слитно, знак / используется как разделитель): 13/03/2008</text:p>
      <text:p text:style-name="Вывод_20_текст_20_в_20_консоли">Кол-во лекарства: 0</text:p>
      <text:p text:style-name="Вывод_20_текст_20_в_20_консоли">#########</text:p>
      <text:p text:style-name="Вывод_20_текст_20_в_20_консоли">Введите название лекарства: Ибупрофен</text:p>
      <text:p text:style-name="Вывод_20_текст_20_в_20_консоли">Дата окончания срока годности лекарства (в формате дд/мм/гггг слитно, знак / используется как разделитель): 23/05/2008</text:p>
      <text:p text:style-name="Вывод_20_текст_20_в_20_консоли">Кол-во лекарства: 5</text:p>
      <text:p text:style-name="Вывод_20_текст_20_в_20_консоли">#########</text:p>
      <text:p text:style-name="Вывод_20_текст_20_в_20_консоли"/>
      <text:p text:style-name="Вывод_20_текст_20_в_20_консоли"/>
      <text:p text:style-name="Вывод_20_текст_20_в_20_консоли">Введите адрес аптеки №2: ул. Сильверхенда 23/3</text:p>
      <text:p text:style-name="Вывод_20_текст_20_в_20_консоли">Введите кол-во лекарств в аптеке №2: 1</text:p>
      <text:p text:style-name="Вывод_20_текст_20_в_20_консоли">Введите название лекарства: рука Джонни</text:p>
      <text:p text:style-name="Вывод_20_текст_20_в_20_консоли"><text:soft-page-break/>Дата окончания срока годности лекарства (в формате дд/мм/гггг слитно, знак / используется как разделитель): 12/02/2077</text:p>
      <text:p text:style-name="Вывод_20_текст_20_в_20_консоли">Кол-во лекарства: 10000</text:p>
      <text:p text:style-name="Вывод_20_текст_20_в_20_консоли">#########</text:p>
      <text:p text:style-name="Вывод_20_текст_20_в_20_консоли"/>
      <text:p text:style-name="Вывод_20_текст_20_в_20_консоли"/>
      <text:p text:style-name="Вывод_20_текст_20_в_20_консоли"/>
      <text:p text:style-name="Вывод_20_текст_20_в_20_консоли">Выберите вариант:</text:p>
      <text:p text:style-name="Вывод_20_текст_20_в_20_консоли">1. Добавить запись в базу</text:p>
      <text:p text:style-name="Вывод_20_текст_20_в_20_консоли">2. Удалить запись</text:p>
      <text:p text:style-name="Вывод_20_текст_20_в_20_консоли">3. Редактировать запись</text:p>
      <text:p text:style-name="Вывод_20_текст_20_в_20_консоли">4. Поиск информации по аптеке</text:p>
      <text:p text:style-name="Вывод_20_текст_20_в_20_консоли">5. Вывести все записи</text:p>
      <text:p text:style-name="Вывод_20_текст_20_в_20_консоли">6. Выход</text:p>
      <text:p text:style-name="Вывод_20_текст_20_в_20_консоли">1</text:p>
      <text:p text:style-name="Вывод_20_текст_20_в_20_консоли">Введите кол-во аптек: 1</text:p>
      <text:p text:style-name="Вывод_20_текст_20_в_20_консоли">Введите адрес аптеки №1: qwfw</text:p>
      <text:p text:style-name="Вывод_20_текст_20_в_20_консоли">Введите кол-во лекарств в аптеке №1: 1</text:p>
      <text:p text:style-name="Вывод_20_текст_20_в_20_консоли">Введите название лекарства: qwdfqwf</text:p>
      <text:p text:style-name="Вывод_20_текст_20_в_20_консоли">Дата окончания срока годности лекарства (в формате дд/мм/гггг слитно, знак / используется как разделитель): 13/02/2004</text:p>
      <text:p text:style-name="Вывод_20_текст_20_в_20_консоли">Кол-во лекарства: 3</text:p>
      <text:p text:style-name="Вывод_20_текст_20_в_20_консоли">#########</text:p>
      <text:p text:style-name="Вывод_20_текст_20_в_20_консоли"/>
      <text:p text:style-name="Вывод_20_текст_20_в_20_консоли"/>
      <text:p text:style-name="Вывод_20_текст_20_в_20_консоли"/>
      <text:p text:style-name="Вывод_20_текст_20_в_20_консоли">Выберите вариант:</text:p>
      <text:p text:style-name="Вывод_20_текст_20_в_20_консоли">1. Добавить запись в базу</text:p>
      <text:p text:style-name="Вывод_20_текст_20_в_20_консоли">2. Удалить запись</text:p>
      <text:p text:style-name="Вывод_20_текст_20_в_20_консоли">3. Редактировать запись</text:p>
      <text:p text:style-name="Вывод_20_текст_20_в_20_консоли">4. Поиск информации по аптеке</text:p>
      <text:p text:style-name="Вывод_20_текст_20_в_20_консоли">5. Вывести все записи</text:p>
      <text:p text:style-name="Вывод_20_текст_20_в_20_консоли">6. Выход</text:p>
      <text:p text:style-name="Вывод_20_текст_20_в_20_консоли">3</text:p>
      <text:p text:style-name="Вывод_20_текст_20_в_20_консоли">============</text:p>
      <text:p text:style-name="Вывод_20_текст_20_в_20_консоли">Редактирование записи</text:p>
      <text:p text:style-name="Вывод_20_текст_20_в_20_консоли">Введите номер аптеки для редактирования:</text:p>
      <text:p text:style-name="Вывод_20_текст_20_в_20_консоли">Аптека №1, расположенная по адрессу ул.Горького 5ф</text:p>
      <text:p text:style-name="Вывод_20_текст_20_в_20_консоли"><text:soft-page-break/>Аптека №2, расположенная по адрессу ул. Сильверхенда 23/3</text:p>
      <text:p text:style-name="Вывод_20_текст_20_в_20_консоли">Аптека №3, расположенная по адрессу qwfw</text:p>
      <text:p text:style-name="Вывод_20_текст_20_в_20_консоли"/>
      <text:p text:style-name="Вывод_20_текст_20_в_20_консоли">Введите номер: 3</text:p>
      <text:p text:style-name="Вывод_20_текст_20_в_20_консоли">Введите кол-во лекарств: 1</text:p>
      <text:p text:style-name="Вывод_20_текст_20_в_20_консоли">Введите название лекарства: Ношпа</text:p>
      <text:p text:style-name="Вывод_20_текст_20_в_20_консоли">Дата окончания срока годности лекарства (в формате дд/мм/гггг слитно, знак / используется как разделитель): 15/03/2009</text:p>
      <text:p text:style-name="Вывод_20_текст_20_в_20_консоли">Кол-во лекарства: 3</text:p>
      <text:p text:style-name="Вывод_20_текст_20_в_20_консоли">#########</text:p>
      <text:p text:style-name="Вывод_20_текст_20_в_20_консоли">#########</text:p>
      <text:p text:style-name="Вывод_20_текст_20_в_20_консоли">============</text:p>
      <text:p text:style-name="Вывод_20_текст_20_в_20_консоли"/>
      <text:p text:style-name="Вывод_20_текст_20_в_20_консоли">Выберите вариант:</text:p>
      <text:p text:style-name="Вывод_20_текст_20_в_20_консоли">1. Добавить запись в базу</text:p>
      <text:p text:style-name="Вывод_20_текст_20_в_20_консоли">2. Удалить запись</text:p>
      <text:p text:style-name="Вывод_20_текст_20_в_20_консоли">3. Редактировать запись</text:p>
      <text:p text:style-name="Вывод_20_текст_20_в_20_консоли">4. Поиск информации по аптеке</text:p>
      <text:p text:style-name="Вывод_20_текст_20_в_20_консоли">5. Вывести все записи</text:p>
      <text:p text:style-name="Вывод_20_текст_20_в_20_консоли">6. Выход</text:p>
      <text:p text:style-name="Вывод_20_текст_20_в_20_консоли">2</text:p>
      <text:p text:style-name="Вывод_20_текст_20_в_20_консоли">============</text:p>
      <text:p text:style-name="Вывод_20_текст_20_в_20_консоли">Введите номер(цифру) аптеки, для удаления аптеки</text:p>
      <text:p text:style-name="Вывод_20_текст_20_в_20_консоли">Аптека №1, расположенная по адрессу ул.Горького 5ф</text:p>
      <text:p text:style-name="Вывод_20_текст_20_в_20_консоли">Аптека №2, расположенная по адрессу ул. Сильверхенда 23/3</text:p>
      <text:p text:style-name="Вывод_20_текст_20_в_20_консоли">Аптека №3, расположенная по адрессу qwfw</text:p>
      <text:p text:style-name="Вывод_20_текст_20_в_20_консоли"/>
      <text:p text:style-name="Вывод_20_текст_20_в_20_консоли">Введите номер: 3</text:p>
      <text:p text:style-name="Вывод_20_текст_20_в_20_консоли">Запись удалена успешно</text:p>
      <text:p text:style-name="Вывод_20_текст_20_в_20_консоли">Вывод текущих записей:</text:p>
      <text:p text:style-name="Вывод_20_текст_20_в_20_консоли">Аптека №1, расположенная по адрессу ул.Горького 5ф</text:p>
      <text:p text:style-name="Вывод_20_текст_20_в_20_консоли">Аптека №2, расположенная по адрессу ул. Сильверхенда 23/3</text:p>
      <text:p text:style-name="Вывод_20_текст_20_в_20_консоли">============</text:p>
      <text:p text:style-name="Вывод_20_текст_20_в_20_консоли"/>
      <text:p text:style-name="Вывод_20_текст_20_в_20_консоли">Выберите вариант:</text:p>
      <text:p text:style-name="Вывод_20_текст_20_в_20_консоли">1. Добавить запись в базу</text:p>
      <text:p text:style-name="Вывод_20_текст_20_в_20_консоли">2. Удалить запись</text:p>
      <text:p text:style-name="Вывод_20_текст_20_в_20_консоли">3. Редактировать запись</text:p>
      <text:p text:style-name="Вывод_20_текст_20_в_20_консоли"><text:soft-page-break/>4. Поиск информации по аптеке</text:p>
      <text:p text:style-name="Вывод_20_текст_20_в_20_консоли">5. Вывести все записи</text:p>
      <text:p text:style-name="Вывод_20_текст_20_в_20_консоли">6. Выход</text:p>
      <text:p text:style-name="Вывод_20_текст_20_в_20_консоли">4</text:p>
      <text:p text:style-name="Вывод_20_текст_20_в_20_консоли">============</text:p>
      <text:p text:style-name="Вывод_20_текст_20_в_20_консоли">Введите номер(цифру) аптеки, для получения информации по ней</text:p>
      <text:p text:style-name="Вывод_20_текст_20_в_20_консоли">СПИСОК ДОСТУПНЫХ АПТЕК:</text:p>
      <text:p text:style-name="Вывод_20_текст_20_в_20_консоли">Аптека №1, расположенная по адрессу ул.Горького 5ф</text:p>
      <text:p text:style-name="Вывод_20_текст_20_в_20_консоли">Аптека №2, расположенная по адрессу ул. Сильверхенда 23/3</text:p>
      <text:p text:style-name="Вывод_20_текст_20_в_20_консоли"/>
      <text:p text:style-name="Вывод_20_текст_20_в_20_консоли">Введите номер: 1</text:p>
      <text:p text:style-name="Вывод_20_текст_20_в_20_консоли">Полное имя = Ибуклин</text:p>
      <text:p text:style-name="Вывод_20_текст_20_в_20_консоли">Данного лекарства нет в наличии!</text:p>
      <text:p text:style-name="Вывод_20_текст_20_в_20_консоли">Дата = 13.03.2008</text:p>
      <text:p text:style-name="Вывод_20_текст_20_в_20_консоли">Полное имя = Ибупрофен</text:p>
      <text:p text:style-name="Вывод_20_текст_20_в_20_консоли">лекарство есть в наличии, его количество равно 5</text:p>
      <text:p text:style-name="Вывод_20_текст_20_в_20_консоли">Дата = 23.05.2008</text:p>
      <text:p text:style-name="Вывод_20_текст_20_в_20_консоли">============</text:p>
      <text:p text:style-name="Вывод_20_текст_20_в_20_консоли"/>
      <text:p text:style-name="Вывод_20_текст_20_в_20_консоли">Выберите вариант:</text:p>
      <text:p text:style-name="Вывод_20_текст_20_в_20_консоли">1. Добавить запись в базу</text:p>
      <text:p text:style-name="Вывод_20_текст_20_в_20_консоли">2. Удалить запись</text:p>
      <text:p text:style-name="Вывод_20_текст_20_в_20_консоли">3. Редактировать запись</text:p>
      <text:p text:style-name="Вывод_20_текст_20_в_20_консоли">4. Поиск информации по аптеке</text:p>
      <text:p text:style-name="Вывод_20_текст_20_в_20_консоли">5. Вывести все записи</text:p>
      <text:p text:style-name="Вывод_20_текст_20_в_20_консоли">6. Выход</text:p>
      <text:p text:style-name="Вывод_20_текст_20_в_20_консоли">5</text:p>
      <text:p text:style-name="Вывод_20_текст_20_в_20_консоли">============</text:p>
      <text:p text:style-name="Вывод_20_текст_20_в_20_консоли">##########</text:p>
      <text:p text:style-name="Вывод_20_текст_20_в_20_консоли">ул.Горького 5ф</text:p>
      <text:p text:style-name="Вывод_20_текст_20_в_20_консоли">Полное имя = Ибуклин</text:p>
      <text:p text:style-name="Вывод_20_текст_20_в_20_консоли">Данного лекарства нет в наличии!</text:p>
      <text:p text:style-name="Вывод_20_текст_20_в_20_консоли">Дата = 13.03.2008</text:p>
      <text:p text:style-name="Вывод_20_текст_20_в_20_консоли">Полное имя = Ибупрофен</text:p>
      <text:p text:style-name="Вывод_20_текст_20_в_20_консоли">лекарство есть в наличии, его количество равно 5</text:p>
      <text:p text:style-name="Вывод_20_текст_20_в_20_консоли">Дата = 23.05.2008</text:p>
      <text:p text:style-name="Вывод_20_текст_20_в_20_консоли">##########</text:p>
      <text:p text:style-name="Вывод_20_текст_20_в_20_консоли">##########</text:p>
      <text:p text:style-name="Вывод_20_текст_20_в_20_консоли"><text:soft-page-break/>ул. Сильверхенда 23/3</text:p>
      <text:p text:style-name="Вывод_20_текст_20_в_20_консоли">Полное имя = рука Джонни</text:p>
      <text:p text:style-name="Вывод_20_текст_20_в_20_консоли">лекарство есть в наличии, его количество равно 10000</text:p>
      <text:p text:style-name="Вывод_20_текст_20_в_20_консоли">Дата = 12.02.2077</text:p>
      <text:p text:style-name="Вывод_20_текст_20_в_20_консоли">##########</text:p>
      <text:p text:style-name="Вывод_20_текст_20_в_20_консоли">============</text:p>
      <text:p text:style-name="Вывод_20_текст_20_в_20_консоли"/>
      <text:p text:style-name="Вывод_20_текст_20_в_20_консоли">Выберите вариант:</text:p>
      <text:p text:style-name="Вывод_20_текст_20_в_20_консоли">1. Добавить запись в базу</text:p>
      <text:p text:style-name="Вывод_20_текст_20_в_20_консоли">2. Удалить запись</text:p>
      <text:p text:style-name="Вывод_20_текст_20_в_20_консоли">3. Редактировать запись</text:p>
      <text:p text:style-name="Вывод_20_текст_20_в_20_консоли">4. Поиск информации по аптеке</text:p>
      <text:p text:style-name="Вывод_20_текст_20_в_20_консоли">5. Вывести все записи</text:p>
      <text:p text:style-name="Вывод_20_текст_20_в_20_консоли">6. Выход</text:p>
      <text:p text:style-name="Вывод_20_текст_20_в_20_консоли">6</text:p>
      <text:p text:style-name="Standard"/>
      <text:h text:style-name="P49" text:outline-level="2">4 Вывод</text:h>
      <text:p text:style-name="P41">В результате данной работы я разработал программу на <text:span text:style-name="T24">c# </text:span><text:span text:style-name="T25">с использованием таких коллекций как </text:span><text:span text:style-name="T24">Dictionary </text:span><text:span text:style-name="T25">и </text:span><text:span text:style-name="T24">List </text:span><text:span text:style-name="T25">для организации работы с данными(структурами) по моему варианту. В результате получился прототип ИС для ведения учёта в любой сети аптек, </text:span><text:span text:style-name="T26">который в дальнейшем можно будет улучшать до готового состояния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3H15M38S</meta:editing-duration>
    <meta:editing-cycles>85</meta:editing-cycles>
    <meta:generator>LibreOffice/24.2.0.3$Windows_X86_64 LibreOffice_project/da48488a73ddd66ea24cf16bbc4f7b9c08e9bea1</meta:generator>
    <dc:title>Реферат ГОСТ</dc:title>
    <dc:date>2024-03-26T23:56:07.630000000</dc:date>
    <meta:document-statistic meta:table-count="1" meta:image-count="0" meta:object-count="0" meta:page-count="14" meta:paragraph-count="383" meta:word-count="1743" meta:character-count="14144" meta:non-whitespace-character-count="11525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